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adornments="Normal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6.835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2.3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6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font-name="FreeSans1"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13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14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15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20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21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2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  <style:map style:condition="is-true-formula(#REF!=0)" style:apply-style-name="Color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#REF!=0)" style:apply-style-name="Color" style:base-cell-address="'COMPRAS Y GASTOS'.A2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40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4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42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4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4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4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50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4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51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FreeSans1" fo:font-size="8pt" fo:font-weight="bold" style:font-size-asian="8pt" style:font-weight-asian="bold" style:font-size-complex="8pt" style:font-weight-complex="bold"/>
    </style:style>
    <style:style style:name="ce5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FreeSans1" fo:font-size="8pt" style:font-size-asian="8pt" style:font-size-complex="8pt"/>
      <style:map style:condition="is-true-formula(#REF!=0)" style:apply-style-name="Color" style:base-cell-address="'COMPRAS Y GASTOS'.A2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55" style:family="table-cell" style:parent-style-name="Color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size-asian="8pt" style:font-size-complex="8pt"/>
      <style:map style:condition="is-true-formula(#REF!=0)" style:apply-style-name="Color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70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75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7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  <style:map style:condition="is-true-formula(#REF!=0)" style:apply-style-name="Color" style:base-cell-address="'COMPRAS Y GASTOS'.A2"/>
    </style:style>
    <style:style style:name="ce7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  <style:map style:condition="is-true-formula(#REF!=0)" style:apply-style-name="Color" style:base-cell-address="'COMPRAS Y GASTOS'.A2"/>
    </style:style>
    <style:style style:name="ce79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8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8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8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  <style:map style:condition="is-true-formula(#REF!=0)" style:apply-style-name="Color" style:base-cell-address="'COMPRAS Y GASTOS'.A2"/>
    </style:style>
    <style:style style:name="ce8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84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8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FreeSans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FreeSans1" fo:font-size="8pt" style:font-size-asian="8pt" style:font-size-complex="8pt"/>
      <style:map style:condition="is-true-formula(#REF!=0)" style:apply-style-name="Color" style:base-cell-address="'COMPRAS Y GASTOS'.A2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98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99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00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01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05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1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28" style:family="table-cell" style:parent-style-name="Default">
      <style:table-cell-properties style:vertical-align="middle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23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text-underline-style="none" style:font-size-asian="8pt" style:font-size-complex="8pt"/>
      <style:map style:condition="is-true-formula(#REF!=0)" style:apply-style-name="Color" style:base-cell-address="'COMPRAS Y GASTOS'.A2"/>
    </style:style>
    <style:style style:name="ce23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FreeSans1" fo:font-size="8pt" style:font-size-asian="8pt" style:font-size-complex="8pt"/>
      <style:map style:condition="is-true-formula(#REF!=0)" style:apply-style-name="Color" style:base-cell-address="'COMPRAS Y GASTOS'.A2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3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3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40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41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42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#REF!=0)" style:apply-style-name="Color" style:base-cell-address="'COMPRAS Y GASTOS'.A2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77" style:family="table-cell" style:parent-style-name="Default">
      <style:table-cell-properties style:vertical-align="middle"/>
      <style:text-properties style:font-name="FreeSans1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281" style:family="table-cell" style:parent-style-name="Default">
      <style:text-properties style:font-name="FreeSans1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ce286" style:family="table-cell" style:parent-style-name="Default">
      <style:text-properties style:font-name="FreeSans1"/>
    </style:style>
    <style:style style:name="T1" style:family="text">
      <style:text-properties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47"/>
        <table:table-column table:style-name="co3" table:default-cell-style-name="ce178"/>
        <table:table-column table:style-name="co4" table:default-cell-style-name="ce205"/>
        <table:table-column table:style-name="co5" table:default-cell-style-name="ce206"/>
        <table:table-column table:style-name="co6" table:number-columns-repeated="3" table:default-cell-style-name="ce293"/>
        <table:table-column table:style-name="co7" table:number-columns-repeated="998" table:default-cell-style-name="ce206"/>
        <table:table-column table:style-name="co7" table:default-cell-style-name="ce335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Nº</text:p>
            <text:p>ORDEN</text:p>
          </table:table-cell>
          <table:table-cell table:style-name="ce24" office:value-type="string" calcext:value-type="string">
            <text:p>FECHA</text:p>
            <text:p>FRA</text:p>
          </table:table-cell>
          <table:table-cell table:style-name="ce51" office:value-type="string" calcext:value-type="string">
            <text:p>N.º FRA</text:p>
          </table:table-cell>
          <table:table-cell table:style-name="ce85" office:value-type="string" calcext:value-type="string">
            <text:p>NOMBRE O RAZÓN SOCIAL</text:p>
          </table:table-cell>
          <table:table-cell table:style-name="ce85" office:value-type="string" calcext:value-type="string">
            <text:p>CIF-NIF</text:p>
          </table:table-cell>
          <table:table-cell table:style-name="ce85" office:value-type="string" calcext:value-type="string">
            <text:p><text:span text:style-name="T1">IMPORTE</text:span></text:p>
            <text:p> TOTAL</text:p>
          </table:table-cell>
          <table:table-cell table:style-name="ce85" office:value-type="string" calcext:value-type="string">
            <text:p>TIPO</text:p>
            <text:p>PAGO</text:p>
          </table:table-cell>
          <table:table-cell table:style-name="ce85" office:value-type="string" calcext:value-type="string">
            <text:p>FECHA</text:p>
            <text:p>PAGO</text:p>
          </table:table-cell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].nOrden}</text:p>
          </table:table-cell>
          <table:table-cell table:style-name="ce25" office:value-type="string" calcext:value-type="string">
            <text:p>{d[i].fechaFactura}</text:p>
          </table:table-cell>
          <table:table-cell table:style-name="ce52" office:value-type="string" calcext:value-type="string">
            <text:p>{d[i].nFactura}</text:p>
          </table:table-cell>
          <table:table-cell table:style-name="ce90" office:value-type="string" calcext:value-type="string">
            <text:p>{d[i].nombreCliente}</text:p>
          </table:table-cell>
          <table:table-cell table:style-name="ce90" office:value-type="string" calcext:value-type="string">
            <text:p>{d[i].cif}</text:p>
          </table:table-cell>
          <table:table-cell table:style-name="ce238" office:value-type="string" calcext:value-type="string">
            <text:p>{d[i].total:formatN()}</text:p>
          </table:table-cell>
          <table:table-cell table:style-name="ce238" office:value-type="string" calcext:value-type="string">
            <text:p>{d[i].tipo}</text:p>
          </table:table-cell>
          <table:table-cell table:style-name="ce238" office:value-type="string" calcext:value-type="string">
            <text:p>{d[i].fechaPago}</text:p>
          </table:table-cell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6" office:value-type="string" calcext:value-type="string">
            <text:p>{d[i+1].nOrden}</text:p>
          </table:table-cell>
          <table:table-cell table:style-name="ce25"/>
          <table:table-cell table:style-name="ce52"/>
          <table:table-cell table:style-name="ce90" table:number-columns-repeated="2"/>
          <table:table-cell table:style-name="ce239" table:number-columns-repeated="3"/>
          <table:table-cell table:style-name="ce277" table:number-columns-repeated="998"/>
          <table:table-cell table:style-name="ce281"/>
          <table:table-cell table:style-name="ce286" table:number-columns-repeated="3"/>
        </table:table-row>
        <table:table-row table:style-name="ro2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55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8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1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34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4"/>
          <table:table-cell table:style-name="ce18"/>
          <table:table-cell table:style-name="ce35"/>
          <table:table-cell table:style-name="ce58" table:number-columns-repeated="2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8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3"/>
          <table:table-cell table:style-name="ce17"/>
          <table:table-cell table:style-name="ce3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5"/>
          <table:table-cell table:style-name="ce19"/>
          <table:table-cell table:style-name="ce36"/>
          <table:table-cell table:style-name="ce59" table:number-columns-repeated="2"/>
          <table:table-cell table:style-name="ce151" table:number-columns-repeated="3"/>
          <table:table-cell table:number-columns-repeated="1002"/>
        </table:table-row>
        <table:table-row table:style-name="ro2" table:number-rows-repeated="3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17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34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/>
          <table:table-cell table:style-name="ce3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/>
          <table:table-cell table:style-name="ce39"/>
          <table:table-cell table:style-name="ce58" table:number-columns-repeated="2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6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34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13"/>
          <table:table-cell table:style-name="ce40"/>
          <table:table-cell table:style-name="ce70"/>
          <table:table-cell table:style-name="ce98" table:number-columns-repeated="2"/>
          <table:table-cell table:style-name="ce236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8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1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4"/>
          <table:table-cell table:style-name="ce18"/>
          <table:table-cell table:style-name="ce39"/>
          <table:table-cell table:style-name="ce58" table:number-columns-repeated="2"/>
          <table:table-cell table:style-name="ce150" table:number-columns-repeated="3"/>
          <table:table-cell table:style-name="ce333" table:number-columns-repeated="998"/>
          <table:table-cell table:style-name="ce337"/>
          <table:table-cell table:number-columns-repeated="3"/>
        </table:table-row>
        <table:table-row table:style-name="ro2" table:number-rows-repeated="26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34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14"/>
          <table:table-cell table:style-name="ce41"/>
          <table:table-cell table:style-name="ce75"/>
          <table:table-cell table:style-name="ce99" table:number-columns-repeated="2"/>
          <table:table-cell table:style-name="ce102" table:number-columns-repeated="3"/>
          <table:table-cell table:number-columns-repeated="1002"/>
        </table:table-row>
        <table:table-row table:style-name="ro2">
          <table:table-cell table:style-name="ce15"/>
          <table:table-cell table:style-name="ce42"/>
          <table:table-cell table:style-name="ce76"/>
          <table:table-cell table:style-name="ce100" table:number-columns-repeated="2"/>
          <table:table-cell table:style-name="ce237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4"/>
          <table:table-cell table:style-name="ce58"/>
          <table:table-cell table:style-name="ce56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/>
          <table:table-cell table:style-name="ce7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1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7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0"/>
          <table:table-cell table:style-name="ce43"/>
          <table:table-cell table:style-name="ce79"/>
          <table:table-cell table:style-name="ce101" table:number-columns-repeated="2"/>
          <table:table-cell table:style-name="ce240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1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8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4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3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3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1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4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1"/>
          <table:table-cell table:style-name="ce44"/>
          <table:table-cell table:style-name="ce80"/>
          <table:table-cell table:style-name="ce105" table:number-columns-repeated="2"/>
          <table:table-cell table:style-name="ce241" table:number-columns-repeated="3"/>
          <table:table-cell table:number-columns-repeated="1002"/>
        </table:table-row>
        <table:table-row table:style-name="ro2" table:number-rows-repeated="6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6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0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9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2"/>
          <table:table-cell table:style-name="ce45"/>
          <table:table-cell table:style-name="ce81"/>
          <table:table-cell table:style-name="ce114" table:number-columns-repeated="2"/>
          <table:table-cell table:style-name="ce242" table:number-columns-repeated="3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6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14"/>
          <table:table-cell table:style-name="ce41"/>
          <table:table-cell table:style-name="ce75"/>
          <table:table-cell table:style-name="ce99" table:number-columns-repeated="2"/>
          <table:table-cell table:style-name="ce102" table:number-columns-repeated="3"/>
          <table:table-cell table:number-columns-repeated="1002"/>
        </table:table-row>
        <table:table-row table:style-name="ro2" table:number-rows-repeated="11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3"/>
          <table:table-cell table:style-name="ce17"/>
          <table:table-cell table:style-name="ce82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2"/>
          <table:table-cell table:style-name="ce16" table:number-columns-repeated="2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7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3">
          <table:table-cell table:style-name="ce22"/>
          <table:table-cell table:style-name="ce45"/>
          <table:table-cell table:style-name="ce81"/>
          <table:table-cell table:style-name="ce114" table:number-columns-repeated="2"/>
          <table:table-cell table:style-name="ce242" table:number-columns-repeated="3"/>
          <table:table-cell table:style-name="ce739" table:number-columns-repeated="998"/>
          <table:table-cell table:style-name="ce745"/>
          <table:table-cell table:number-columns-repeated="3"/>
        </table:table-row>
        <table:table-row table:style-name="ro2" table:number-rows-repeated="1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83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7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5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 table:number-columns-repeated="2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6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9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14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>
          <table:table-cell table:style-name="ce3"/>
          <table:table-cell table:style-name="ce17"/>
          <table:table-cell table:style-name="ce38"/>
          <table:table-cell table:style-name="ce57" table:number-columns-repeated="2"/>
          <table:table-cell table:style-name="ce149" table:number-columns-repeated="3"/>
          <table:table-cell table:style-name="ce331" table:number-columns-repeated="998"/>
          <table:table-cell table:style-name="ce336"/>
          <table:table-cell table:number-columns-repeated="3"/>
        </table:table-row>
        <table:table-row table:style-name="ro2" table:number-rows-repeated="32">
          <table:table-cell table:style-name="ce2"/>
          <table:table-cell table:style-name="ce16"/>
          <table:table-cell table:style-name="ce37"/>
          <table:table-cell table:style-name="ce56" table:number-columns-repeated="2"/>
          <table:table-cell table:style-name="ce148" table:number-columns-repeated="3"/>
          <table:table-cell table:number-columns-repeated="1002"/>
        </table:table-row>
        <table:table-row table:style-name="ro2" table:number-rows-repeated="2115">
          <table:table-cell table:style-name="ce2"/>
          <table:table-cell table:style-name="ce50"/>
          <table:table-cell table:style-name="ce84"/>
          <table:table-cell table:style-name="ce126"/>
          <table:table-cell table:style-name="ce128"/>
          <table:table-cell table:style-name="ce243" table:number-columns-repeated="3"/>
          <table:table-cell table:number-columns-repeated="1002"/>
        </table:table-row>
        <table:table-row table:style-name="ro2" table:number-rows-repeated="1045575">
          <table:table-cell table:number-columns-repeated="1010"/>
        </table:table-row>
        <table:table-row table:style-name="ro2">
          <table:table-cell table:number-columns-repeated="1010"/>
        </table:table-row>
        <calcext:conditional-formats>
          <calcext:conditional-format calcext:target-range-address="'COMPRAS Y GASTOS'.A2:'COMPRAS Y GASTOS'.H3000">
            <calcext:condition calcext:apply-style-name="Color" calcext:value="formula-is(#REF!=0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E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FreeSans" svg:font-family="FreeSans" style:font-adornments="Normal" style:font-family-generic="swis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">
      <number:number number:decimal-places="2" number:min-decimal-places="2" number:min-integer-digits="1" number:grouping="true"/>
      <number:text> €</number:text>
    </number:number-style>
    <number:currency-style style:name="N10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157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157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157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157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157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157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157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157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157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157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2" number:language="ja" number:country="JP">
      <number:day/>
      <number:text>/</number:text>
      <number:month/>
      <number:text>/</number:text>
      <number:year/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complex="FreeSans2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lor" style:family="table-cell" style:parent-style-name="Warning" style:data-style-name="N107">
      <style:table-cell-properties style:diagonal-bl-tr="none" style:diagonal-tl-br="none"/>
      <style:text-properties style:font-name="FreeSans" fo:font-family="FreeSans" style:font-style-name="Normal" style:font-family-generic="swiss" style:font-pitch="variable" fo:font-size="8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6:24:58.631635367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8H58M18S</meta:editing-duration>
    <meta:editing-cycles>347</meta:editing-cycles>
    <meta:generator>LibreOffice/7.2.4.1$Linux_X86_64 LibreOffice_project/20$Build-1</meta:generator>
    <meta:initial-creator>Nieves </meta:initial-creator>
    <dc:date>2022-01-08T16:42:07.326625251</dc:date>
    <meta:document-statistic meta:table-count="1" meta:cell-count="17" meta:object-count="0"/>
  </office:meta>
</office:document-meta>
</file>